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1783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1.8445in" fo:break-before="auto" style:use-optimal-row-height="true"/>
    </style:style>
    <style:style style:name="ro24" style:family="table-row">
      <style:table-row-properties style:row-height="2.0102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1.1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1" style:family="table-cell" style:parent-style-name="Default">
      <style:text-properties fo:color="#ff0000" fo:font-size="9pt"/>
    </style:style>
    <style:style style:name="ce152" style:family="table-cell" style:parent-style-name="Default"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/>
      <style:text-properties fo:color="#ff0000" fo:font-size="9pt"/>
    </style:style>
    <style:style style:name="ce167" style:family="table-cell" style:parent-style-name="Default">
      <style:text-properties style:font-name="Arial" fo:font-size="10pt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9" style:family="table-cell" style:parent-style-name="Default">
      <style:table-cell-properties fo:background-color="#000080"/>
      <style:text-properties fo:color="#ffffff" fo:font-size="12pt" fo:font-weight="bold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fo:color="#000000" style:font-name="Arial" style:font-name-asian="Arial" style:font-size-asian="9pt" style:font-name-complex="Tahoma" style:font-size-complex="9pt"/>
    </style:style>
    <style:style style:name="T7" style:family="text">
      <style:text-properties fo:color="#000000" style:font-name="Arial" fo:font-weight="bold" style:font-name-asian="Arial" style:font-size-asian="9pt" style:language-asian="ja" style:country-asian="JP" style:font-weight-asian="bold" style:font-name-complex="Tahoma" style:font-size-complex="9pt" style:language-complex="zxx" style:country-complex="none" style:font-weight-complex="bold"/>
    </style:style>
    <style:style style:name="T8" style:family="text">
      <style:text-properties style:font-name="Arial" style:font-name-asian="Arial" style:font-name-complex="Tahom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2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3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4">
            <text:p>1.4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string">
            <text:p>24/12/1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7]" office:value-type="float" office:value="29">
            <text:p>2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 office:value-type="string">
            <text:p>1.1</text:p>
          </table:table-cell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44 </text:span></text:p>
            <text:p><text:span text:style-name="T4">PORTAL-37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 office:value-type="string">
            <text:p>1.2</text:p>
          </table:table-cell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9">
          <table:table-cell table:style-name="ce3"/>
          <table:table-cell table:style-name="ce12" office:value-type="string">
            <text:p>29/Nov/10</text:p>
          </table:table-cell>
          <table:table-cell table:style-name="ce22" office:value-type="string">
            <text:p>1.3</text:p>
          </table:table-cell>
          <table:table-cell table:style-name="ce28" office:value-type="string">
            <text:p>remove:</text:p>
            <text:p><text:span text:style-name="T6">CCP-379.001</text:span></text:p>
            <text:p><text:span text:style-name="T7">CCP-379.002</text:span></text:p>
            <text:p><text:span text:style-name="T7">CCP-394.002</text:span></text:p>
          </table:table-cell>
          <table:table-cell table:style-name="ce36" office:value-type="string">
            <text:p>an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4/Dec/10</text:p>
          </table:table-cell>
          <table:table-cell table:style-name="ce22" office:value-type="string">
            <text:p>1.4</text:p>
          </table:table-cell>
          <table:table-cell table:style-name="ce28" office:value-type="string">
            <text:p>Update with new format</text:p>
          </table:table-cell>
          <table:table-cell table:style-name="ce36" office:value-type="string">
            <text:p>hang.nguyen</text:p>
          </table:table-cell>
          <table:table-cell table:style-name="ce36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0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number-columns-repeated="3" table:style-name="ce53"/>
          <table:table-cell table:style-name="ce19" table:number-columns-repeated="252"/>
        </table:table-row>
        <table:table-row table:style-name="ro11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11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6"/>
          <table:table-cell table:style-name="ce19" table:number-columns-repeated="252"/>
        </table:table-row>
        <table:table-row table:style-name="ro12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3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3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0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10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10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1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1">
          <table:table-cell/>
          <table:table-cell table:style-name="ce65" office:value-type="string">
            <text:p>Total Main Cases:</text:p>
          </table:table-cell>
          <table:table-cell table:style-name="ce70" table:formula="oooc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6">
          <table:table-cell table:style-name="ce61" office:value-type="float" office:value="1">
            <text:p>001</text:p>
          </table:table-cell>
          <table:table-cell table:style-name="ce47" office:value-type="string">
            <text:p>REG_GTN_CCP_120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7])" office:value-type="string" office:string-value="Portal/REG_GTN_CCP_120">
            <text:p>Portal/REG_GTN_CCP_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9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GTN_CCP_122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11])" office:value-type="string" office:string-value="Portal/REG_GTN_CCP_122">
            <text:p>Portal/REG_GTN_CCP_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12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122">
            <text:p>Portal/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874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874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874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5" office:value-type="string">
            <text:p>Total Main Cases:</text:p>
          </table:table-cell>
          <table:table-cell table:style-name="ce70" table:formula="oooc:=MAX([.A7:.A857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874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874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/>
        </table:table-row>
        <table:table-row table:style-name="ro8">
          <table:table-cell table:style-name="ce61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7])" office:value-type="string" office:string-value="Portal/REG_GTN_CCP_314">
            <text:p>Portal/REG_GTN_CCP_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2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table:formula="oooc:=CONCATENATE(&quot;Portal&quot;;&quot;/&quot;;[.B8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2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table:formula="oooc:=CONCATENATE(&quot;Portal&quot;;&quot;/&quot;;[.B9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GTN_CCP_51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0])" office:value-type="string" office:string-value="Portal/REG_GTN_CCP_51">
            <text:p>Portal/REG_GTN_CCP_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9" office:value-type="string">
            <text:p>Login Page: HTTP 404, when clickin twice on "Connection Button" </text:p>
          </table:table-cell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REG_GTN_CCP_366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1])" office:value-type="string" office:string-value="Portal/REG_GTN_CCP_366">
            <text:p>Portal/REG_GTN_CCP_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2])" office:value-type="string" office:string-value="Portal/REG_GTN_CCP_394">
            <text:p>Portal/REG_GTN_CCP_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4" office:value-type="string">
            <text:p>Step 1: Show form to check madatory field</text:p>
          </table:table-cell>
          <table:table-cell table:style-name="ce124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7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1" office:value-type="string">
            <text:p>The mandatory icon sometimes at the bottom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2">
            <text:p>002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4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 office:value-type="string">
            <text:p>Max length of Group label is limited to 30 characters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9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3];[.C13]+1)" office:value-type="float" office:value="2">
            <text:p>002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4" office:value-type="string">
            <text:p>Step 2: Check max length of Group label field</text:p>
          </table:table-cell>
          <table:table-cell table:style-name="ce124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7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9">
          <table:table-cell table:style-name="ce61" table:formula="oooc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7" office:value-type="string">
            <text:p>REG_GTN_CCP_394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4" office:value-type="string">
            <text:p>Step 1: Change language</text:p>
          </table:table-cell>
          <table:table-cell table:style-name="ce124" office:value-type="string">
            <text:p>Go to Language Setting &amp; select 1 language to display</text:p>
          </table:table-cell>
          <table:table-cell table:style-name="ce124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 office:value-type="string">
            <text:p>The message labels ("Error", "Warning" and "Info") cannot be localized</text:p>
          </table:table-cell>
          <table:table-cell table:style-name="ce91" table:number-columns-repeated="245"/>
        </table:table-row>
        <table:table-row table:style-name="ro9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4" office:value-type="string">
            <text:p>Step 2: Show message popup</text:p>
          </table:table-cell>
          <table:table-cell table:style-name="ce124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7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/>
          <table:table-cell table:style-name="ce91" table:number-columns-repeated="245"/>
        </table:table-row>
        <table:table-row table:style-name="ro20" table:number-rows-repeated="35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21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29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4"/>
          <table:table-cell table:style-name="ce126" table:number-columns-repeated="2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5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27"/>
          <table:table-cell table:style-name="ce131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2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3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3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3"/>
          <table:table-cell table:style-name="ce114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4" table:number-columns-repeated="2"/>
          <table:table-cell table:style-name="ce136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100"/>
          <table:table-cell table:style-name="ce115"/>
          <table:table-cell table:style-name="ce126"/>
          <table:table-cell table:style-name="ce121"/>
          <table:table-cell table:style-name="ce129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100"/>
          <table:table-cell table:style-name="ce116" table:number-columns-repeated="3"/>
          <table:table-cell table:style-name="ce118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7"/>
          <table:table-cell table:style-name="ce128"/>
          <table:table-cell table:style-name="ce109"/>
          <table:table-cell table:style-name="ce139"/>
          <table:table-cell table:style-name="ce140"/>
          <table:table-cell table:style-name="ce149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8" table:number-columns-repeated="3"/>
          <table:table-cell table:style-name="ce116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19"/>
          <table:table-cell table:style-name="ce126"/>
          <table:table-cell table:style-name="ce109"/>
          <table:table-cell table:style-name="ce129"/>
          <table:table-cell table:style-name="ce140"/>
          <table:table-cell table:style-name="ce153"/>
          <table:table-cell table:style-name="ce152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2"/>
          <table:table-cell table:style-name="ce129"/>
          <table:table-cell table:style-name="ce123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3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1"/>
          <table:table-cell table:style-name="ce123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09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1" table:number-columns-repeated="3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21"/>
          <table:table-cell table:style-name="ce126" table:number-columns-repeated="3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151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71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 table:number-rows-repeated="653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7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7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7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1">
          <table:table-cell/>
          <table:table-cell table:style-name="ce65" office:value-type="string">
            <text:p>Total Main Cases:</text:p>
          </table:table-cell>
          <table:table-cell table:style-name="ce70" table:formula="oooc:=MAX([.A7:.A953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7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7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21">
          <table:table-cell table:style-name="ce61" office:value-type="float" office:value="1">
            <text:p>001</text:p>
          </table:table-cell>
          <table:table-cell table:style-name="ce47" office:value-type="string">
            <text:p>REG_GTN_CCP_37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CCP_372">
            <text:p>Portal/REG_GTN_CCP_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9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REG_GTN_CCP_39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3])" office:value-type="string" office:string-value="Portal/REG_GTN_CCP_391">
            <text:p>Portal/REG_GTN_CCP_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9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ooc:=CONCATENATE(&quot;Portal&quot;;&quot;/&quot;;[.B14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9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ooc:=CONCATENATE(&quot;Portal&quot;;&quot;/&quot;;[.B15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9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ooc:=CONCATENATE(&quot;Portal&quot;;&quot;/&quot;;[.B16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/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ooc:=CONCATENATE(&quot;Portal&quot;;&quot;/&quot;;[.B17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7" office:value-type="string">
            <text:p>REG_GTN_CCP_39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8])" office:value-type="string" office:string-value="Portal/REG_GTN_CCP_395">
            <text:p>Portal/REG_GTN_CCP_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ooc:=CONCATENATE(&quot;Portal&quot;;&quot;/&quot;;[.B19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ooc:=CONCATENATE(&quot;Portal&quot;;&quot;/&quot;;[.B20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ooc:=CONCATENATE(&quot;Portal&quot;;&quot;/&quot;;[.B21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GTN_CCP_46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61">
            <text:p>Portal/REG_GTN_CCP_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7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9">
          <table:table-cell table:style-name="ce61" table:formula="oooc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7" office:value-type="string">
            <text:p>REG_GTN_PRL_00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1">
            <text:p>Portal/REG_GTN_PRL_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number-columns-repeated="244"/>
        </table:table-row>
        <table:table-row table:style-name="ro22">
          <table:table-cell table:style-name="ce61" table:formula="oooc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9" office:value-type="string">
            <text:p>REG_GTN_CCP_37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22">
          <table:table-cell table:style-name="ce61" table:formula="oooc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9" office:value-type="string">
            <text:p>REG_GTN_CCP_379</text:p>
          </table:table-cell>
          <table:table-cell table:style-name="ce72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ooc:=CONCATENATE(&quot;Portal&quot;;&quot;/&quot;;[.B34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ooc:=CONCATENATE(&quot;Portal&quot;;&quot;/&quot;;[.B35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9" table:formula="oooc:=CONCATENATE(&quot;Portal&quot;;&quot;/&quot;;[.B36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ooc:=CONCATENATE(&quot;Portal&quot;;&quot;/&quot;;[.B37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ooc:=CONCATENATE(&quot;Portal&quot;;&quot;/&quot;;[.B38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9">
          <table:table-cell table:style-name="ce61" table:formula="oooc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9" office:value-type="string">
            <text:p>REG_GTN_CCP_428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9])" office:value-type="string" office:string-value="Portal/REG_GTN_CCP_428">
            <text:p>Portal/REG_GTN_CCP_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1">
          <table:table-cell table:style-name="ce61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ooc:=CONCATENATE(&quot;Portal&quot;;&quot;/&quot;;[.B40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7">
          <table:table-cell table:style-name="ce61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ooc:=CONCATENATE(&quot;Portal&quot;;&quot;/&quot;;[.B41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1">
          <table:table-cell table:style-name="ce61" table:formula="oooc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9" office:value-type="string">
            <text:p>REG_GTN_CCP_46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2])" office:value-type="string" office:string-value="Portal/REG_GTN_CCP_464">
            <text:p>Portal/REG_GTN_CCP_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9">
          <table:table-cell table:style-name="ce61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REG_GTN_CCP_464</text:p>
          </table:table-cell>
          <table:table-cell table:style-name="ce72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ooc:=CONCATENATE(&quot;Portal&quot;;&quot;/&quot;;[.B43])" office:value-type="string" office:string-value="Portal/REG_GTN_CCP_464">
            <text:p>Portal/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9">
          <table:table-cell table:style-name="ce61" table:formula="oooc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9" office:value-type="string">
            <text:p>REG_GTN_CCP_46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4])" office:value-type="string" office:string-value="Portal/REG_GTN_CCP_466">
            <text:p>Portal/REG_GTN_CCP_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8">
          <table:table-cell table:style-name="ce61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REG_GTN_CCP_466</text:p>
          </table:table-cell>
          <table:table-cell table:style-name="ce72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ooc:=CONCATENATE(&quot;Portal&quot;;&quot;/&quot;;[.B45])" office:value-type="string" office:string-value="Portal/REG_GTN_CCP_466">
            <text:p>Portal/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1">
          <table:table-cell table:style-name="ce61"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9" office:value-type="string">
            <text:p>REG_GTN_PRL_00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6])" office:value-type="string" office:string-value="Portal/REG_GTN_PRL_002">
            <text:p>Portal/REG_GTN_PRL_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3">
          <table:table-cell table:style-name="ce61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_GTN_PRL_002</text:p>
          </table:table-cell>
          <table:table-cell table:style-name="ce72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ooc:=CONCATENATE(&quot;Portal&quot;;&quot;/&quot;;[.B47])" office:value-type="string" office:string-value="Portal/REG_GTN_PRL_002">
            <text:p>Portal/REG_GTN_PRL_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8">
          <table:table-cell table:style-name="ce61" table:formula="oooc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9" office:value-type="string">
            <text:p>REG_GTN_PRL_003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8])" office:value-type="string" office:string-value="Portal/REG_GTN_PRL_003">
            <text:p>Portal/REG_GTN_PRL_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8">
          <table:table-cell table:style-name="ce61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ooc:=CONCATENATE(&quot;Portal&quot;;&quot;/&quot;;[.B49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8">
          <table:table-cell table:style-name="ce61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ooc:=CONCATENATE(&quot;Portal&quot;;&quot;/&quot;;[.B50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13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6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7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1">
          <table:table-cell/>
          <table:table-cell table:style-name="ce65" office:value-type="string">
            <text:p>Total Main Cases:</text:p>
          </table:table-cell>
          <table:table-cell table:style-name="ce70" table:formula="oooc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9">
          <table:table-cell table:style-name="ce61" office:value-type="float" office:value="1">
            <text:p>001</text:p>
          </table:table-cell>
          <table:table-cell table:style-name="ce50" office:value-type="string">
            <text:p>REG_GTN_PRL_00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PRL_004">
            <text:p>Portal/REG_GTN_PRL_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8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8">- Click Edit icon at the second container &amp; input 70% for Width then 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9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REG_GTN_PRL_00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ooc:=CONCATENATE(&quot;Portal&quot;;&quot;/&quot;;[.B13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ooc:=CONCATENATE(&quot;Portal&quot;;&quot;/&quot;;[.B14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ooc:=CONCATENATE(&quot;Portal&quot;;&quot;/&quot;;[.B15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ooc:=CONCATENATE(&quot;Portal&quot;;&quot;/&quot;;[.B16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ooc:=CONCATENATE(&quot;Portal&quot;;&quot;/&quot;;[.B17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ooc:=CONCATENATE(&quot;Portal&quot;;&quot;/&quot;;[.B18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ooc:=CONCATENATE(&quot;Portal&quot;;&quot;/&quot;;[.B19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ooc:=CONCATENATE(&quot;Portal&quot;;&quot;/&quot;;[.B20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ooc:=CONCATENATE(&quot;Portal&quot;;&quot;/&quot;;[.B2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0" office:value-type="string">
            <text:p>REG_GTN_CCP_49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499">
            <text:p>Portal/REG_GTN_CCP_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7">
          <table:table-cell table:style-name="ce61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GTN_CCP_499</text:p>
          </table:table-cell>
          <table:table-cell table:style-name="ce72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99">
            <text:p>Portal/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8">
          <table:table-cell table:style-name="ce61" table:formula="oooc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0" office:value-type="string">
            <text:p>REG_GTN_PRL_00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PRL_006">
            <text:p>Portal/REG_GTN_PRL_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8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7">
          <table:table-cell table:style-name="ce61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8">
          <table:table-cell table:style-name="ce61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0" office:value-type="string">
            <text:p>REG_GTN_PRL_007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7">
            <text:p>Portal/REG_GTN_PRL_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8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9">
          <table:table-cell table:style-name="ce61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0" office:value-type="string">
            <text:p>REG_GTN_CCP_58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584">
            <text:p>Portal/REG_GTN_CCP_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8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8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6545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ce172"/>
        <table:table-column table:style-name="co36" table:default-cell-style-name="ce172"/>
        <table:table-column table:style-name="co27" table:default-cell-style-name="ce172"/>
        <table:table-column table:style-name="co37" table:default-cell-style-name="ce172"/>
        <table:table-column table:style-name="co38" table:number-columns-repeated="2" table:default-cell-style-name="ce172"/>
        <table:table-column table:style-name="co39" table:number-columns-repeated="245" table:default-cell-style-name="ce172"/>
        <table:table-column table:style-name="co39" table:number-columns-repeated="4" table:default-cell-style-name="Default"/>
        <table:table-column table:style-name="co12" table:default-cell-style-name="Default"/>
        <table:table-row table:style-name="ro25">
          <table:table-cell table:style-name="ce168" office:value-type="string" table:number-columns-spanned="4" table:number-rows-spanned="2">
            <text:p>Portal Regression Tests List In AIO</text:p>
          </table:table-cell>
          <table:covered-table-cell table:number-columns-repeated="2" table:style-name="ce168"/>
          <table:covered-table-cell table:style-name="ce176"/>
          <table:table-cell table:style-name="ce176"/>
          <table:table-cell table:style-name="ce17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5">
          <table:covered-table-cell table:number-columns-repeated="3" table:style-name="ce169"/>
          <table:covered-table-cell table:style-name="ce176"/>
          <table:table-cell table:style-name="ce176"/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26">
          <table:table-cell table:style-name="ce170" office:value-type="string">
            <text:p>Id</text:p>
          </table:table-cell>
          <table:table-cell table:style-name="ce170" office:value-type="string">
            <text:p>Product</text:p>
          </table:table-cell>
          <table:table-cell table:style-name="ce175" office:value-type="string">
            <text:p>Functionality</text:p>
          </table:table-cell>
          <table:table-cell table:style-name="ce175" office:value-type="string">
            <text:p>Bug summary</text:p>
          </table:table-cell>
          <table:table-cell table:style-name="ce175" office:value-type="string">
            <text:p>Product bugID</text:p>
          </table:table-cell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10">
          <table:table-cell table:style-name="ce47" office:value-type="string">
            <text:p>REG_GTN_CCP_120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80" table:formula="oooc:=SUMPRODUCT(([Bugs_v1_6_1.B$7:Bugs_v1_6_1.B$970]=[.$A4])*([Bugs_v1_6_1.A$7:Bugs_v1_6_1.A$970]&lt;&gt;&quot;&quot;))" office:value-type="float" office:value="1">
            <text:p>1</text:p>
          </table:table-cell>
          <table:table-cell table:style-name="ce182" office:value-type="string">
            <text:p>1.6.1</text:p>
          </table:table-cell>
          <table:table-cell table:number-columns-repeated="249"/>
        </table:table-row>
        <table:table-row table:style-name="ro10">
          <table:table-cell table:style-name="ce47" office:value-type="string">
            <text:p>REG_GTN_CCP_122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80" table:formula="oooc:=SUMPRODUCT(([Bugs_v1_6_1.B$7:Bugs_v1_6_1.B$970]=[.$A5])*([Bugs_v1_6_1.A$7:Bugs_v1_6_1.A$97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48" office:value-type="string">
            <text:p>REG_GTN_CCP_51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Login Page: HTTP 404, when clickin twice on "Connection Button"</text:p>
          </table:table-cell>
          <table:table-cell table:style-name="ce48" office:value-type="string">
            <text:p>PORTAL-3221</text:p>
          </table:table-cell>
          <table:table-cell table:style-name="ce180" table:formula="oooc:=SUMPRODUCT(([Bugs_v1_6_5.B$7:Bugs_v1_6_5.B$970]=[.$A6])*([Bugs_v1_6_5.A$7:Bugs_v1_6_5.A$970]&lt;&gt;&quot;&quot;))" office:value-type="float" office:value="1">
            <text:p>1</text:p>
          </table:table-cell>
          <table:table-cell table:style-name="ce182" office:value-type="string">
            <text:p>1.6.5</text:p>
          </table:table-cell>
          <table:table-cell table:style-name="ce48" table:number-columns-repeated="244"/>
          <table:table-cell table:style-name="ce183" table:number-columns-repeated="5"/>
        </table:table-row>
        <table:table-row table:style-name="ro11">
          <table:table-cell table:style-name="ce47" office:value-type="string">
            <text:p>REG_GTN_CCP_314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Several JS problems with IE 7 </text:p>
          </table:table-cell>
          <table:table-cell table:style-name="ce155" office:value-type="string">
            <text:p>WCM-2713</text:p>
            <text:p>PORTAL-3766</text:p>
          </table:table-cell>
          <table:table-cell table:style-name="ce180" table:formula="oooc:=SUMPRODUCT(([Bugs_v1_6_5.B$7:Bugs_v1_6_5.B$970]=[.$A7])*([Bugs_v1_6_5.A$7:Bugs_v1_6_5.A$970]&lt;&gt;&quot;&quot;))" office:value-type="float" office:value="1">
            <text:p>1</text:p>
          </table:table-cell>
          <table:table-cell table:style-name="ce182"/>
          <table:table-cell table:style-name="ce48" table:number-columns-repeated="244"/>
          <table:table-cell table:style-name="ce183" table:number-columns-repeated="5"/>
        </table:table-row>
        <table:table-row table:style-name="ro11">
          <table:table-cell table:style-name="ce47" office:value-type="string">
            <text:p>REG_GTN_CCP_366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Title of button close window in popup not available in french</text:p>
          </table:table-cell>
          <table:table-cell table:style-name="ce155" office:value-type="string">
            <text:p>PORTAL-3773</text:p>
          </table:table-cell>
          <table:table-cell table:style-name="ce180" table:formula="oooc:=SUMPRODUCT(([Bugs_v1_6_5.B$7:Bugs_v1_6_5.B$970]=[.$A8])*([Bugs_v1_6_5.A$7:Bugs_v1_6_5.A$970]&lt;&gt;&quot;&quot;))" office:value-type="float" office:value="1">
            <text:p>1</text:p>
          </table:table-cell>
          <table:table-cell table:number-columns-repeated="250"/>
        </table:table-row>
        <table:table-row table:style-name="ro27">
          <table:table-cell table:style-name="ce47" office:value-type="string">
            <text:p>REG_GTN_CCP_394</text:p>
          </table:table-cell>
          <table:table-cell table:number-columns-repeated="2" table:style-name="ce173" office:value-type="string">
            <text:p>Portal</text:p>
          </table:table-cell>
          <table:table-cell table:style-name="ce173" office:value-type="string">
            <text:p><text:span text:style-name="T9">Secours Catholique : Portal tickets backport</text:span></text:p>
            <text:p><text:span text:style-name="T10">- Mandatory textarea (*) should be on the right , not in the bottom</text:span></text:p>
            <text:p><text:span text:style-name="T11">- Checkoi inh if the max length of Group label is up to 50 characters</text:span></text:p>
            <text:p><text:span text:style-name="T11">- Check the translation of label in message popup</text:span></text:p>
          </table:table-cell>
          <table:table-cell table:style-name="ce155" office:value-type="string">
            <text:p>PORTAL-3739</text:p>
            <text:p><text:span text:style-name="T12">PORTAL-</text:span><text:span text:style-name="T13">3740</text:span></text:p>
            <text:p><text:span text:style-name="T13">Portal-3658</text:span></text:p>
          </table:table-cell>
          <table:table-cell table:style-name="ce180" table:formula="oooc:=SUMPRODUCT(([Bugs_v1_6_5.B$7:Bugs_v1_6_5.B$970]=[.$A9])*([Bugs_v1_6_5.A$7:Bugs_v1_6_5.A$970]&lt;&gt;&quot;&quot;))" office:value-type="float" office:value="3">
            <text:p>3</text:p>
          </table:table-cell>
          <table:table-cell table:number-columns-repeated="250"/>
        </table:table-row>
        <table:table-row table:style-name="ro11">
          <table:table-cell table:style-name="ce48" office:value-type="string">
            <text:p>REG_GTN_CCP_372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Problem with popup save-success after saving portlet CLV</text:p>
          </table:table-cell>
          <table:table-cell table:style-name="ce48" office:value-type="string">
            <text:p>Portal-3776</text:p>
          </table:table-cell>
          <table:table-cell table:style-name="ce180" table:formula="oooc:=SUMPRODUCT(([Bugs_v1_6_6.B$7:Bugs_v1_6_6.B$970]=[.$A10])*([Bugs_v1_6_6.A$7:Bugs_v1_6_6.A$970]&lt;&gt;&quot;&quot;))" office:value-type="float" office:value="1">
            <text:p>1</text:p>
          </table:table-cell>
          <table:table-cell table:style-name="ce182" office:value-type="string">
            <text:p>1.6.6</text:p>
          </table:table-cell>
          <table:table-cell table:number-columns-repeated="249"/>
        </table:table-row>
        <table:table-row table:style-name="ro1">
          <table:table-cell table:style-name="ce47" office:value-type="string">
            <text:p>REG_GTN_CCP_39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80" table:formula="oooc:=SUMPRODUCT(([Bugs_v1_6_6.B$7:Bugs_v1_6_6.B$970]=[.$A11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7" office:value-type="string">
            <text:p>REG_GTN_CCP_395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80" table:formula="oooc:=SUMPRODUCT(([Bugs_v1_6_6.B$7:Bugs_v1_6_6.B$970]=[.$A12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7" office:value-type="string">
            <text:p>REG_GTN_CCP_46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80" table:formula="oooc:=SUMPRODUCT(([Bugs_v1_6_6.B$7:Bugs_v1_6_6.B$970]=[.$A13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7" office:value-type="string">
            <text:p>REG_GTN_PRL_001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80" table:formula="oooc:=SUMPRODUCT(([Bugs_v1_6_6.B$7:Bugs_v1_6_6.B$970]=[.$A14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CCP_379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80" table:formula="oooc:=SUMPRODUCT(([Bugs_v1_6_6.B$7:Bugs_v1_6_6.B$970]=[.$A15])*([Bugs_v1_6_6.A$7:Bugs_v1_6_6.A$970]&lt;&gt;&quot;&quot;))" office:value-type="float" office:value="2">
            <text:p>2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CCP_428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80" table:formula="oooc:=SUMPRODUCT(([Bugs_v1_6_6.B$7:Bugs_v1_6_6.B$970]=[.$A16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CCP_46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80" table:formula="oooc:=SUMPRODUCT(([Bugs_v1_6_6.B$7:Bugs_v1_6_6.B$970]=[.$A17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CCP_46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80" table:formula="oooc:=SUMPRODUCT(([Bugs_v1_6_6.B$7:Bugs_v1_6_6.B$970]=[.$A18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PRL_002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80" table:formula="oooc:=SUMPRODUCT(([Bugs_v1_6_6.B$7:Bugs_v1_6_6.B$970]=[.$A19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PRL_003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80" table:formula="oooc:=SUMPRODUCT(([Bugs_v1_6_6.B$7:Bugs_v1_6_6.B$970]=[.$A20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50" office:value-type="string">
            <text:p>REG_GTN_PRL_004</text:p>
          </table:table-cell>
          <table:table-cell table:number-columns-repeated="2" table:style-name="ce48" office:value-type="string">
            <text:p>Portal</text:p>
          </table:table-cell>
          <table:table-cell table:style-name="ce48" office:value-type="string">
            <text:p>Check changing size of container in page</text:p>
          </table:table-cell>
          <table:table-cell table:style-name="ce178" office:value-type="string">
            <text:p>Portal-2983</text:p>
          </table:table-cell>
          <table:table-cell table:style-name="ce178" table:formula="oooc:=SUMPRODUCT(([Bugs_v1_6_7.B$7:Bugs_v1_6_7.B$970]=[.$A21])*([Bugs_v1_6_7.A$7:Bugs_v1_6_7.A$970]&lt;&gt;&quot;&quot;))" office:value-type="float" office:value="1">
            <text:p>1</text:p>
          </table:table-cell>
          <table:table-cell table:style-name="ce178" office:value-type="string">
            <text:p>1.6.7</text:p>
          </table:table-cell>
          <table:table-cell table:number-columns-repeated="249"/>
        </table:table-row>
        <table:table-row table:style-name="ro18">
          <table:table-cell table:style-name="ce50" office:value-type="string">
            <text:p>REG_GTN_PRL_005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1" table:formula="oooc:=SUMPRODUCT(([Bugs_v1_6_7.B$7:Bugs_v1_6_7.B$970]=[.$A22])*([Bugs_v1_6_7.A$7:Bugs_v1_6_7.A$970]&lt;&gt;&quot;&quot;))" office:value-type="float" office:value="4">
            <text:p>4</text:p>
          </table:table-cell>
          <table:table-cell table:style-name="ce182"/>
          <table:table-cell table:number-columns-repeated="249"/>
        </table:table-row>
        <table:table-row table:style-name="ro10">
          <table:table-cell table:style-name="ce50" office:value-type="string">
            <text:p>REG_GTN_CCP_499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1" table:formula="oooc:=SUMPRODUCT(([Bugs_v1_6_7.B$7:Bugs_v1_6_7.B$970]=[.$A23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50" office:value-type="string">
            <text:p>REG_GTN_PRL_00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1" table:formula="oooc:=SUMPRODUCT(([Bugs_v1_6_7.B$7:Bugs_v1_6_7.B$970]=[.$A24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0">
          <table:table-cell table:style-name="ce50" office:value-type="string">
            <text:p>REG_GTN_PRL_007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1" table:formula="oooc:=SUMPRODUCT(([Bugs_v1_6_7.B$7:Bugs_v1_6_7.B$970]=[.$A25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50" office:value-type="string">
            <text:p>REG_GTN_CCP_58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181" table:formula="oooc:=SUMPRODUCT(([Bugs_v1_6_7.B$7:Bugs_v1_6_7.B$970]=[.$A26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171" office:value-type="string" table:number-columns-spanned="5" table:number-rows-spanned="1">
            <text:p>Total</text:p>
          </table:table-cell>
          <table:covered-table-cell table:number-columns-repeated="3" table:style-name="ce174"/>
          <table:covered-table-cell table:style-name="ce173"/>
          <table:table-cell table:style-name="ce171" table:formula="oooc:=SUM([.F4:.F26])" office:value-type="float" office:value="29">
            <text:p>29</text:p>
          </table:table-cell>
          <table:table-cell table:number-columns-repeated="25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6:05:53</dc:date>
    <meta:print-date>2008-06-17T00:45:47</meta:print-date>
    <meta:editing-cycles>871</meta:editing-cycles>
    <meta:editing-duration>P14DT14H48M35S</meta:editing-duration>
    <meta:user-defined meta:name="Info 1"/>
    <meta:user-defined meta:name="Info 2"/>
    <meta:user-defined meta:name="Info 3"/>
    <meta:user-defined meta:name="Info 4"/>
    <meta:document-statistic meta:table-count="7" meta:cell-count="1306" meta:object-count="1"/>
  </office:meta>
</office:document-meta>
</file>